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1191F4A8AAB4B83E869.png" manifest:media-type="image/png"/>
  <manifest:file-entry manifest:full-path="Pictures/1000000100000652000002B40D3713DEA71B28E9.png" manifest:media-type="image/png"/>
  <manifest:file-entry manifest:full-path="Pictures/100000010000039D00000284E0D716E2E7EC1BE1.png" manifest:media-type="image/png"/>
  <manifest:file-entry manifest:full-path="Pictures/100000010000039800000205601E381BA507C7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officeooo:rsid="00239d7e" officeooo:paragraph-rsid="00239d7e"/>
    </style:style>
    <style:style style:name="P15" style:family="paragraph" style:parent-style-name="Standard">
      <style:text-properties officeooo:rsid="00247dad" officeooo:paragraph-rsid="00247dad"/>
    </style:style>
    <style:style style:name="P16" style:family="paragraph" style:parent-style-name="Standard">
      <style:text-properties officeooo:rsid="0026034c" officeooo:paragraph-rsid="0026034c"/>
    </style:style>
    <style:style style:name="P17" style:family="paragraph" style:parent-style-name="Standard">
      <style:text-properties officeooo:rsid="0026034c" officeooo:paragraph-rsid="0026034c"/>
    </style:style>
    <style:style style:name="P18" style:family="paragraph" style:parent-style-name="Standard">
      <style:text-properties officeooo:rsid="00294a4f" officeooo:paragraph-rsid="00294a4f"/>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24f8b" style:font-style-asian="normal" style:font-style-complex="normal"/>
    </style:style>
    <style:style style:name="T10" style:family="text">
      <style:text-properties officeooo:rsid="00239d7e"/>
    </style:style>
    <style:style style:name="T11" style:family="text">
      <style:text-properties officeooo:rsid="002603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2" draw:name="Image2" text:anchor-type="char" svg:x="3.6972in" svg:y="0.6693in" svg:width="3.5661in" svg:height="2.1283in" draw:z-index="1"><draw:image xlink:href="Pictures/100000010000039800000205601E381BA507C7C2.png" xlink:type="simple" xlink:show="embed" xlink:actuate="onLoad" draw:mime-type="image/png"/></draw:frame><draw:frame draw:style-name="fr2"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8">/sdb bizim USB miz <text:tab/><text:tab/><text:tab/><text:tab/>olabilir. </text:span><text:span text:style-name="T9">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0">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14">Interrupt vector tablosu (IVT), bu interrupt’ların bellekte nere olduğunu belirtir. X86 mimarisi için 256 tane interrupt handler bulunuyor. IVT memory de ilk byte da yer alır.</text:p>
      <text:p text:style-name="P14"><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15">Bu kısımda Interrupt Vector Table ı öğrendik. Ancak bir sonra bölümde daha farklı şekilde interrupt’lar ile ilgileneceğiz, Interrupt Descriptor Table.</text:p>
      <text:p text:style-name="P14"/>
      <text:p text:style-name="P14">- <text:span text:style-name="T11">Disk Access</text:span></text:p>
      <text:p text:style-name="P16">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16"/>
      <text:p text:style-name="P16">BIOS içerisinde interrupt 13h disk operasyonları için kullanılır.</text:p>
      <text:p text:style-name="P16"/>
      <text:p text:style-name="P18">Makefile oluşturarak kodları derleme işlemini ve derlerken yapılacak ek işlemleri hızlıca yaparız.</text:p>
      <text:p text:style-name="P18">“Bless” yükleyerek binary dosyları inceleriz. Burada boos.bin dosyası aslında bir hard disk = virtual disk olarak gözükecekti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2-27T22:51:37.735442188</dc:date>
    <meta:editing-duration>PT1H55M30S</meta:editing-duration>
    <meta:editing-cycles>10</meta:editing-cycles>
    <meta:generator>LibreOffice/7.3.7.2$Linux_X86_64 LibreOffice_project/30$Build-2</meta:generator>
    <meta:document-statistic meta:table-count="0" meta:image-count="4" meta:object-count="0" meta:page-count="3" meta:paragraph-count="52" meta:word-count="599" meta:character-count="4309" meta:non-whitespace-character-count="3741"/>
  </office:meta>
</office:document-meta>
</file>